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551cm" style:rel-column-width="17544*"/>
    </style:style>
    <style:style style:name="Tabela3.B" style:family="table-column">
      <style:table-column-properties style:column-width="11.949cm" style:rel-column-width="46065*"/>
    </style:style>
    <style:style style:name="Tabela3.C" style:family="table-column">
      <style:table-column-properties style:column-width="0.499cm" style:rel-column-width="1926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fo:padding="0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cm" fo:margin-left="0.199cm" fo:margin-right="0.199cm" fo:margin-top="0.199cm" fo:margin-bottom="0.101cm" table:align="margins"/>
    </style:style>
    <style:style style:name="Tabela5.A" style:family="table-column">
      <style:table-column-properties style:column-width="8.1cm" style:rel-column-width="65535*"/>
    </style:style>
    <style:style style:name="Tabela5.A1" style:family="table-cell">
      <style:table-cell-properties fo:padding="0.097cm" fo:border="0.002cm solid #000000"/>
    </style:style>
    <style:style style:name="Tabela7" style:family="table">
      <style:table-properties style:width="7.906cm" table:align="margins"/>
    </style:style>
    <style:style style:name="Tabela7.A" style:family="table-column">
      <style:table-column-properties style:column-width="2cm" style:rel-column-width="16581*"/>
    </style:style>
    <style:style style:name="Tabela7.B" style:family="table-column">
      <style:table-column-properties style:column-width="0.101cm" style:rel-column-width="833*"/>
    </style:style>
    <style:style style:name="Tabela7.C" style:family="table-column">
      <style:table-column-properties style:column-width="5.805cm" style:rel-column-width="48121*"/>
    </style:style>
    <style:style style:name="Tabela7.A1" style:family="table-cell">
      <style:table-cell-properties fo:padding="0cm" fo:border="none"/>
    </style:style>
    <style:style style:name="Tabela6" style:family="table">
      <style:table-properties style:width="8.102cm" fo:margin-left="0.199cm" fo:margin-right="0.199cm" fo:margin-top="0.199cm" fo:margin-bottom="0.101cm" table:align="margins"/>
    </style:style>
    <style:style style:name="Tabela6.A" style:family="table-column">
      <style:table-column-properties style:column-width="8.102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7.908cm" table:align="margins"/>
    </style:style>
    <style:style style:name="Tabela8.A" style:family="table-column">
      <style:table-column-properties style:column-width="2cm" style:rel-column-width="16577*"/>
    </style:style>
    <style:style style:name="Tabela8.B" style:family="table-column">
      <style:table-column-properties style:column-width="0.101cm" style:rel-column-width="833*"/>
    </style:style>
    <style:style style:name="Tabela8.C" style:family="table-column">
      <style:table-column-properties style:column-width="5.807cm" style:rel-column-width="48125*"/>
    </style:style>
    <style:style style:name="Tabela8.A1" style:family="table-cell">
      <style:table-cell-properties fo:padding="0cm" fo:border="none"/>
    </style:style>
    <style:style style:name="Tabela2" style:family="table">
      <style:table-properties style:width="16.6cm" fo:margin-left="0.199cm" fo:margin-right="0.199cm" fo:margin-top="0.199cm" fo:margin-bottom="0.101cm" table:align="margins"/>
    </style:style>
    <style:style style:name="Tabela2.A" style:family="table-column">
      <style:table-column-properties style:column-width="16.6cm" style:rel-column-width="65535*"/>
    </style:style>
    <style:style style:name="Tabela2.A1" style:family="table-cell">
      <style:table-cell-properties fo:padding="0.097cm" fo:border="0.002cm solid #000000"/>
    </style:style>
    <style:style style:name="Tabela9" style:family="table">
      <style:table-properties style:width="16.406cm" table:align="margins"/>
    </style:style>
    <style:style style:name="Tabela9.A" style:family="table-column">
      <style:table-column-properties style:column-width="3cm" style:rel-column-width="11985*"/>
    </style:style>
    <style:style style:name="Tabela9.B" style:family="table-column">
      <style:table-column-properties style:column-width="0.101cm" style:rel-column-width="401*"/>
    </style:style>
    <style:style style:name="Tabela9.C" style:family="table-column">
      <style:table-column-properties style:column-width="13.305cm" style:rel-column-width="53149*"/>
    </style:style>
    <style:style style:name="Tabela9.A1" style:family="table-cell">
      <style:table-cell-properties fo:padding="0cm" fo:border="none"/>
    </style:style>
    <style:style style:name="Tabela1" style:family="table">
      <style:table-properties style:width="16.999cm" fo:margin-left="0cm" fo:margin-right="0cm" fo:margin-top="0cm" fo:margin-bottom="0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cm" fo:border="none"/>
    </style:style>
    <style:style style:name="Tabela10" style:family="table">
      <style:table-properties style:width="16.6cm" fo:margin-left="0.199cm" fo:margin-right="0.199cm" fo:margin-top="0.199cm" fo:margin-bottom="0.101cm" table:align="margins"/>
    </style:style>
    <style:style style:name="Tabela10.A" style:family="table-column">
      <style:table-column-properties style:column-width="0.605cm" style:rel-column-width="2388*"/>
    </style:style>
    <style:style style:name="Tabela10.B" style:family="table-column">
      <style:table-column-properties style:column-width="7.474cm" style:rel-column-width="29505*"/>
    </style:style>
    <style:style style:name="Tabela10.C" style:family="table-column">
      <style:table-column-properties style:column-width="1.164cm" style:rel-column-width="4596*"/>
    </style:style>
    <style:style style:name="Tabela10.D" style:family="table-column">
      <style:table-column-properties style:column-width="1.374cm" style:rel-column-width="5424*"/>
    </style:style>
    <style:style style:name="Tabela10.E" style:family="table-column">
      <style:table-column-properties style:column-width="1.427cm" style:rel-column-width="5633*"/>
    </style:style>
    <style:style style:name="Tabela10.F" style:family="table-column">
      <style:table-column-properties style:column-width="1.286cm" style:rel-column-width="5076*"/>
    </style:style>
    <style:style style:name="Tabela10.G" style:family="table-column">
      <style:table-column-properties style:column-width="1.748cm" style:rel-column-width="6900*"/>
    </style:style>
    <style:style style:name="Tabela10.H" style:family="table-column">
      <style:table-column-properties style:column-width="1.522cm" style:rel-column-width="6013*"/>
    </style:style>
    <style:style style:name="Tabela10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ela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none" fo:border-top="none" fo:border-bottom="0.002cm solid #000000"/>
    </style:style>
    <style:style style:name="Tabela10.F2" style:family="table-cell" style:data-style-name="N10">
      <style:table-cell-properties fo:padding="0.097cm" fo:border-left="0.002cm solid #000000" fo:border-right="none" fo:border-top="none" fo:border-bottom="0.002cm solid #000000"/>
    </style:style>
    <style:style style:name="Tabela10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2pt" style:font-size-asian="2pt" style:font-size-complex="2pt"/>
    </style:style>
    <style:style style:name="P8" style:family="paragraph" style:parent-style-name="Standard">
      <style:paragraph-properties fo:text-align="end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font-name="Calibri" fo:font-size="7pt" style:font-size-asian="7pt" style:font-size-complex="7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end" style:justify-single-word="false"/>
      <style:text-properties style:font-name="Calibri"/>
    </style:style>
    <style:style style:name="P12" style:family="paragraph" style:parent-style-name="Text_20_body">
      <style:paragraph-properties fo:text-align="start" style:justify-single-word="false"/>
      <style:text-properties style:font-name="Calibri"/>
    </style:style>
    <style:style style:name="P13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P6"><text:s/>Faktura VAT</text:p>
          </table:table-cell>
          <table:table-cell table:style-name="Tabela3.B1" office:value-type="string">
            <text:p text:style-name="P11">Data wystawienia: $date</text:p>
          </table:table-cell>
          <table:table-cell table:style-name="Tabela3.B1" office:value-type="string">
            <text:p text:style-name="P11"/>
          </table:table-cell>
        </table:table-row>
        <table:table-row>
          <table:covered-table-cell/>
          <table:table-cell table:style-name="Tabela3.B1" office:value-type="string">
            <text:p text:style-name="P11">Data wykonania usługi: $date</text:p>
          </table:table-cell>
          <table:table-cell table:style-name="Tabela3.B1" office:value-type="string">
            <text:p text:style-name="P11"/>
          </table:table-cell>
        </table:table-row>
      </table:table>
      <text:p text:style-name="P12"><text:s/>Nr: $obj.number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7" table:style-name="Tabela7">
                    <table:table-column table:style-name="Tabela7.A"/>
                    <table:table-column table:style-name="Tabela7.B"/>
                    <table:table-column table:style-name="Tabela7.C"/>
                    <table:table-row>
                      <table:table-cell table:style-name="Tabela7.A1" office:value-type="string">
                        <text:p text:style-name="P4">Sprzedawca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name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Adres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9">$obj.owner.address.formatAddress()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NIP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table-cell table:style-name="Tabela4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4">Nabywca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Adres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9">$obj.client.address.formatAddress()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NIP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ela4.A1" table:number-columns-spanned="2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able:table table:name="Tabela9" table:style-name="Tabela9">
                    <table:table-column table:style-name="Tabela9.A"/>
                    <table:table-column table:style-name="Tabela9.B"/>
                    <table:table-column table:style-name="Tabela9.C"/>
                    <table:table-row>
                      <table:table-cell table:style-name="Tabela9.A1" office:value-type="string">
                        <text:p text:style-name="P8">Sposób płatności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account.transfer</text:p>
                      </table:table-cell>
                    </table:table-row>
                    <table:table-row>
                      <table:table-cell table:style-name="Tabela9.A1" office:value-type="string">
                        <text:p text:style-name="P8">Termin płatności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dueDate</text:p>
                      </table:table-cell>
                    </table:table-row>
                    <table:table-row>
                      <table:table-cell table:style-name="Tabela9.A1" office:value-type="string">
                        <text:p text:style-name="P8">Bank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account.bankName</text:p>
                      </table:table-cell>
                    </table:table-row>
                    <table:table-row>
                      <table:table-cell table:style-name="Tabela9.A1" office:value-type="string">
                        <text:p text:style-name="P8">Numer konta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account.number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ela4.A1" table:number-columns-spanned="2" office:value-type="string">
            <table:table table:name="Tabela1" table:style-name="Tabela1">
              <table:table-column table:style-name="Tabela1.A"/>
              <table:table-row>
                <table:table-cell table:style-name="Tabela1.A1" office:value-type="string">
                  <table:table table:name="Tabela10" table:style-name="Tabela10">
                    <table:table-column table:style-name="Tabela10.A"/>
                    <table:table-column table:style-name="Tabela10.B"/>
                    <table:table-column table:style-name="Tabela10.C"/>
                    <table:table-column table:style-name="Tabela10.D"/>
                    <table:table-column table:style-name="Tabela10.E"/>
                    <table:table-column table:style-name="Tabela10.F"/>
                    <table:table-column table:style-name="Tabela10.G"/>
                    <table:table-column table:style-name="Tabela10.H"/>
                    <table:table-row>
                      <table:table-cell table:style-name="Tabela10.A1" office:value-type="string">
                        <text:p text:style-name="P2">Lp.</text:p>
                      </table:table-cell>
                      <table:table-cell table:style-name="Tabela10.A1" office:value-type="string">
                        <text:p text:style-name="P2">Nazwa</text:p>
                      </table:table-cell>
                      <table:table-cell table:style-name="Tabela10.A1" office:value-type="string">
                        <text:p text:style-name="P2">Ilość(h)</text:p>
                      </table:table-cell>
                      <table:table-cell table:style-name="Tabela10.A1" office:value-type="string">
                        <text:p text:style-name="P2">Cena</text:p>
                        <text:p text:style-name="P2">netto</text:p>
                      </table:table-cell>
                      <table:table-cell table:style-name="Tabela10.A1" office:value-type="string">
                        <text:p text:style-name="P2">Wartość</text:p>
                        <text:p text:style-name="P2">netto</text:p>
                      </table:table-cell>
                      <table:table-cell table:style-name="Tabela10.A1" office:value-type="string">
                        <text:p text:style-name="P2">Stawka </text:p>
                        <text:p text:style-name="P2">VAT</text:p>
                      </table:table-cell>
                      <table:table-cell table:style-name="Tabela10.A1" office:value-type="string">
                        <text:p text:style-name="P2">Kwota </text:p>
                        <text:p text:style-name="P2">VAT</text:p>
                      </table:table-cell>
                      <table:table-cell table:style-name="Tabela10.H1" office:value-type="string">
                        <text:p text:style-name="P2">Wartość</text:p>
                        <text:p text:style-name="P2">brutto</text:p>
                      </table:table-cell>
                    </table:table-row>
                    <table:table-row>
                      <table:table-cell table:style-name="Tabela10.A2" office:value-type="float" office:value="1">
                        <text:p text:style-name="P2">1</text:p>
                      </table:table-cell>
                      <table:table-cell table:style-name="Tabela10.B2" office:value-type="string">
                        <text:p text:style-name="P3">$obj.name</text:p>
                      </table:table-cell>
                      <table:table-cell table:style-name="Tabela10.B2" office:value-type="string">
                        <text:p text:style-name="P2">$productAmount</text:p>
                      </table:table-cell>
                      <table:table-cell table:style-name="Tabela10.B2" office:value-type="string">
                        <text:p text:style-name="P2">$productPrice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F2" office:value-type="percentage" office:value="0.23">
                        <text:p text:style-name="P2">23%</text:p>
                      </table:table-cell>
                      <table:table-cell table:style-name="Tabela10.B2" office:value-type="string">
                        <text:p text:style-name="P2">$price.format($obj.taxPrice)</text:p>
                      </table:table-cell>
                      <table:table-cell table:style-name="Tabela10.H2" office:value-type="string">
                        <text:p text:style-name="P2">$price.format($obj.grossPrice)</text:p>
                      </table:table-cell>
                    </table:table-row>
                    <table:table-row>
                      <table:table-cell table:style-name="Tabela10.A3" table:number-rows-spanned="2" table:number-columns-spanned="3" office:value-type="string">
                        <text:p text:style-name="P13">Razem do zapłaty: <text:span text:style-name="T1">$price.format($obj.grossPrice) $account.currency</text:span></text:p>
                      </table:table-cell>
                      <table:covered-table-cell/>
                      <table:covered-table-cell/>
                      <table:table-cell table:style-name="Tabela10.B2" office:value-type="string">
                        <text:p text:style-name="P2">Raze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X</text:p>
                      </table:table-cell>
                      <table:table-cell table:style-name="Tabela10.B2" office:value-type="string">
                        <text:p text:style-name="P2">$price.format($obj.taxPrice)</text:p>
                      </table:table-cell>
                      <table:table-cell table:style-name="Tabela10.H2" office:value-type="string">
                        <text:p text:style-name="P2">$price.format($obj.grossPrice)</text:p>
                      </table:table-cell>
                    </table:table-row>
                    <table:table-row>
                      <table:covered-table-cell/>
                      <table:covered-table-cell/>
                      <table:covered-table-cell/>
                      <table:table-cell table:style-name="Tabela10.B2" office:value-type="string">
                        <text:p text:style-name="P2">W ty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F2" office:value-type="percentage" office:value="0.23">
                        <text:p text:style-name="P2">23%</text:p>
                      </table:table-cell>
                      <table:table-cell table:style-name="Tabela10.B2" office:value-type="string">
                        <text:p text:style-name="P2">$price.format($obj.taxPrice)</text:p>
                      </table:table-cell>
                      <table:table-cell table:style-name="Tabela10.H2" office:value-type="string">
                        <text:p text:style-name="P2">$price.format($obj.grossPrice)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7"/>
          </table:table-cell>
          <table:covered-table-cell/>
        </table:table-row>
      </table:table>
      <text:p text:style-name="P10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MS PGothic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2M23S</meta:editing-duration>
    <meta:editing-cycles>48</meta:editing-cycles>
    <meta:generator>OpenOffice/4.1.2$Win32 OpenOffice.org_project/412m3$Build-9782</meta:generator>
    <dc:date>2018-01-14T17:28:00.32</dc:date>
    <meta:document-statistic meta:table-count="10" meta:image-count="0" meta:object-count="0" meta:page-count="1" meta:paragraph-count="56" meta:word-count="71" meta:character-count="815"/>
    <meta:user-defined meta:name="Info 1"/>
    <meta:user-defined meta:name="Info 2"/>
    <meta:user-defined meta:name="Info 3"/>
    <meta:user-defined meta:name="Info 4"/>
  </office:meta>
</office:document-meta>
</file>